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D0000002630811171482E7303.gif" manifest:media-type="image/gif"/>
  <manifest:file-entry manifest:full-path="Pictures/10000000000000250000002687F13A011C26705F.gif" manifest:media-type="image/gif"/>
  <manifest:file-entry manifest:full-path="Pictures/100000000000002200000013E22E466E6CE9D8E1.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739df"/>
    </style:style>
    <style:style style:name="P2" style:family="paragraph" style:parent-style-name="Standard">
      <style:paragraph-properties fo:text-align="end" style:justify-single-word="false" style:writing-mode="rl-tb"/>
      <style:text-properties officeooo:paragraph-rsid="000df433"/>
    </style:style>
    <style:style style:name="P3" style:family="paragraph" style:parent-style-name="Standard">
      <style:paragraph-properties fo:text-align="end" style:justify-single-word="false" style:writing-mode="rl-tb"/>
      <style:text-properties officeooo:paragraph-rsid="001a637d"/>
    </style:style>
    <style:style style:name="P4" style:family="paragraph" style:parent-style-name="Standard">
      <style:paragraph-properties fo:text-align="end" style:justify-single-word="false" style:writing-mode="rl-tb"/>
      <style:text-properties officeooo:paragraph-rsid="001d5051"/>
    </style:style>
    <style:style style:name="P5" style:family="paragraph" style:parent-style-name="Standard">
      <style:paragraph-properties fo:text-align="end" style:justify-single-word="false" style:writing-mode="rl-tb"/>
      <style:text-properties officeooo:rsid="00073f29" officeooo:paragraph-rsid="00073f29"/>
    </style:style>
    <style:style style:name="P6" style:family="paragraph" style:parent-style-name="Standard">
      <style:paragraph-properties fo:text-align="end" style:justify-single-word="false" style:writing-mode="rl-tb"/>
      <style:text-properties officeooo:rsid="0008cfcf" officeooo:paragraph-rsid="0008cfcf"/>
    </style:style>
    <style:style style:name="P7" style:family="paragraph" style:parent-style-name="Standard">
      <style:paragraph-properties fo:text-align="end" style:justify-single-word="false" style:writing-mode="rl-tb"/>
      <style:text-properties officeooo:rsid="001efde2" officeooo:paragraph-rsid="001efde2"/>
    </style:style>
    <style:style style:name="P8" style:family="paragraph" style:parent-style-name="Standard">
      <style:paragraph-properties fo:text-align="end" style:justify-single-word="false" style:writing-mode="rl-tb"/>
      <style:text-properties officeooo:rsid="0021ed0a" officeooo:paragraph-rsid="00247a0e"/>
    </style:style>
    <style:style style:name="P9" style:family="paragraph" style:parent-style-name="Standard">
      <style:paragraph-properties fo:text-align="end" style:justify-single-word="false" style:writing-mode="rl-tb"/>
      <style:text-properties style:font-name="Liberation Mono" fo:font-size="11pt" fo:font-style="normal" fo:font-weight="normal" officeooo:rsid="001a637d" officeooo:paragraph-rsid="001a637d" style:font-size-asian="11pt" style:font-style-asian="normal" style:font-weight-asian="normal"/>
    </style:style>
    <style:style style:name="P10" style:family="paragraph" style:parent-style-name="Standard">
      <style:paragraph-properties fo:text-align="end" style:justify-single-word="false" style:writing-mode="rl-tb"/>
      <style:text-properties style:font-name="Liberation Mono" fo:font-size="11pt" fo:font-style="normal" fo:font-weight="normal" officeooo:rsid="001d5051" officeooo:paragraph-rsid="001d5051" style:font-size-asian="11pt" style:font-style-asian="normal" style:font-weight-asian="normal"/>
    </style:style>
    <style:style style:name="P11" style:family="paragraph" style:parent-style-name="Standard">
      <style:paragraph-properties fo:text-align="end" style:justify-single-word="false" style:writing-mode="rl-tb"/>
      <style:text-properties officeooo:paragraph-rsid="00250ecf"/>
    </style:style>
    <style:style style:name="T1" style:family="text">
      <style:text-properties officeooo:rsid="000739df"/>
    </style:style>
    <style:style style:name="T2" style:family="text">
      <style:text-properties officeooo:rsid="00073f29"/>
    </style:style>
    <style:style style:name="T3" style:family="text">
      <style:text-properties officeooo:rsid="000908f5"/>
    </style:style>
    <style:style style:name="T4" style:family="text">
      <style:text-properties officeooo:rsid="000912c4"/>
    </style:style>
    <style:style style:name="T5" style:family="text">
      <style:text-properties officeooo:rsid="000a2de4"/>
    </style:style>
    <style:style style:name="T6" style:family="text">
      <style:text-properties officeooo:rsid="000afa19"/>
    </style:style>
    <style:style style:name="T7" style:family="text">
      <style:text-properties officeooo:rsid="000df433"/>
    </style:style>
    <style:style style:name="T8" style:family="text">
      <style:text-properties officeooo:rsid="000eed01"/>
    </style:style>
    <style:style style:name="T9" style:family="text">
      <style:text-properties officeooo:rsid="00119972"/>
    </style:style>
    <style:style style:name="T10" style:family="text">
      <style:text-properties style:font-name="Liberation Mono" fo:font-size="11pt" fo:font-style="normal" fo:font-weight="normal" style:font-size-asian="11pt" style:font-style-asian="normal" style:font-weight-asian="normal"/>
    </style:style>
    <style:style style:name="T11" style:family="text">
      <style:text-properties style:font-name="Liberation Mono" fo:font-size="11pt" fo:font-style="normal" fo:font-weight="normal" officeooo:rsid="00119972" style:font-size-asian="11pt" style:font-style-asian="normal" style:font-weight-asian="normal"/>
    </style:style>
    <style:style style:name="T12" style:family="text">
      <style:text-properties style:font-name="Liberation Mono" fo:font-size="11pt" fo:font-style="normal" fo:font-weight="normal" officeooo:rsid="00134369" style:font-size-asian="11pt" style:font-style-asian="normal" style:font-weight-asian="normal"/>
    </style:style>
    <style:style style:name="T13" style:family="text">
      <style:text-properties style:font-name="Liberation Mono" fo:font-size="11pt" fo:font-style="normal" fo:font-weight="normal" officeooo:rsid="0014d681" style:font-size-asian="11pt" style:font-style-asian="normal" style:font-weight-asian="normal"/>
    </style:style>
    <style:style style:name="T14" style:family="text">
      <style:text-properties style:font-name="Liberation Mono" fo:font-size="11pt" fo:font-style="normal" fo:font-weight="normal" officeooo:rsid="00167987" style:font-size-asian="11pt" style:font-style-asian="normal" style:font-weight-asian="normal"/>
    </style:style>
    <style:style style:name="T15" style:family="text">
      <style:text-properties style:font-name="Liberation Mono" fo:font-size="11pt" fo:font-style="normal" fo:font-weight="normal" officeooo:rsid="001a637d" style:font-size-asian="11pt" style:font-style-asian="normal" style:font-weight-asian="normal"/>
    </style:style>
    <style:style style:name="T16" style:family="text">
      <style:text-properties style:font-name="Liberation Mono" fo:font-size="11pt" fo:font-style="normal" fo:font-weight="normal" officeooo:rsid="001ee98d" style:font-size-asian="11pt" style:font-style-asian="normal" style:font-weight-asian="normal"/>
    </style:style>
    <style:style style:name="T17" style:family="text">
      <style:text-properties style:font-name="Liberation Mono" fo:font-size="11pt" fo:font-style="normal" fo:font-weight="normal" officeooo:rsid="001d5051" style:font-size-asian="11pt" style:font-style-asian="normal" style:font-weight-asian="normal"/>
    </style:style>
    <style:style style:name="T18" style:family="text">
      <style:text-properties style:font-name="Liberation Mono" fo:font-size="11pt" fo:font-style="normal" fo:font-weight="normal" officeooo:rsid="00205513" style:font-size-asian="11pt" style:font-style-asian="normal" style:font-weight-asian="normal"/>
    </style:style>
    <style:style style:name="T19" style:family="text">
      <style:text-properties style:font-name="Liberation Mono" fo:font-size="11pt" fo:font-style="normal" fo:font-weight="normal" officeooo:rsid="0023640c" style:font-size-asian="11pt" style:font-style-asian="normal" style:font-weight-asian="normal"/>
    </style:style>
    <style:style style:name="T20" style:family="text">
      <style:text-properties style:font-name="Liberation Mono" fo:font-size="11pt" fo:font-style="normal" fo:font-weight="normal" officeooo:rsid="00250ecf" style:font-size-asian="11pt" style:font-style-asian="normal" style:font-weight-asian="normal"/>
    </style:style>
    <style:style style:name="T21" style:family="text">
      <style:text-properties style:font-name="Liberation Mono" fo:font-size="11pt" fo:font-style="normal" fo:font-weight="normal" officeooo:rsid="0021ed0a" style:font-size-asian="11pt" style:font-style-asian="normal" style:font-weight-asian="normal"/>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סיכום המאמר השמת נוסעים בנסיעות שיתופיות עפ"י החשיבות הסביבתי</text:span><text:span text:style-name="T2">ת,</text:span></text:p>
      <text:p text:style-name="P5">שנכתב ע"י ד"ר חייה לוינגר, ד"ר נועם חזון וד"ר עמוס עזריה מאוניברסיטת אריאל.</text:p>
      <text:p text:style-name="P5"/>
      <text:p text:style-name="P7">מבוא:</text:p>
      <text:p text:style-name="P6">הבעיה שהמאמר בא לפתור היא בעיה חברתית הקשורה לנסיעות השיתופיות, שבהם קבוצת נוסעים עם מסלולים דומים, חולקים רכב אחד ובכך גם פותרים את בעית ההתנידות האישית <text:span text:style-name="T3">ויחד עם זאת</text:span> חוסכים את רוב הוצאות הנסיעה וגם <text:span text:style-name="T3">פותרים </text:span>כמה בעיות סביבתיות כמו הורדת כמות הרכבים בכביש וכמות הפחמן הדו חמצני הנפלט מהרכב. <text:span text:style-name="T3">לפי הסקרים שנערכו בארה"ב ב 2009 נמצא כי בערך 83.4% מכלל הנסיעות במדינה בוצעו ע"י הרכבים הפרט</text:span><text:span text:style-name="T4">ים. בממוצע תפוסת הרכב הממוצעת היא 1.67 אנשים. תוצאה כזאת אומר שמספר מופרז של רכבים נמצא כל הזמן על הכביש ובכך מגביר את זיהום האוויר ע"י פליטת הפחמן הדו חמצי, צריכת הדלק וכמות העומס בכבישים, </text:span><text:span text:style-name="T5">מה שגם עלול להצריך השקעות נוספות להרחבה ותחזוקת הכבישים. הגברת השימוש ברכבים אוטונומים יכולה לתרום לפופולריות של הנסיעות השיתופיות, מהסיבה הפשוטה שזה הרבה יותר קל וזול לחברות לתחזק ציא של רכבים אוטונומים שעונים לצרכים של המשתמשים השונים. בהנתן קבוצת נוסעים הנמצאים בנקודת מוצא כלשהי, שרוצים להגיע לאותה נקודת היעד וגם לחזור חזרה מאוחר יותר. לכל אחד מהמשתמשים יש רכב משלו אבל לכל נוסע יש העדפה אישית </text:span><text:span text:style-name="T6">לגבי האנשים שאיתם הוא רוצה לנסוע ביחד באותו הרכב. כלומר, כל נוסע רוצה לנסוע רק עם האנשים שהם החברים שלו. יחד עם זאת, הרכבים כידוע מוגבלים מבחינת כמות הנוסעים אותם הם יכולים להכיל. המטרה היא לסדר את הנוסעים ברכבים בכמות כמה שיותר גבוהה, כך שבכל רכב יסעו רק האנשים שהם החברים אחד של השני.</text:span></text:p>
      <text:p text:style-name="P2"><text:span text:style-name="T7">במילים אחרות, ניתן לפרמל את הבעיה לבעיה של מציאת איחודים </text:span><text:span text:style-name="T8">חברתים, שמוגדרים ע"י רשת חברתית. הרשת מוגדרת ע"י גרף לא ממושקל ולא מכוון, שבו הקודקודים הם הנוסעים והצלעות מיצגות את קיום הקשר החברתי בין הנוסעים. פונקצית התועלת של נוסע כלשהו היא כמות החברים שיש לו בחבורת האנשים שבו הוא נמצא. בנוסף, קימת מגבלת גודל החבורה, נסמן אותה עם k, שנובעת מהכיבולת המקסימלית של הרכב.</text:span></text:p>
      <text:p text:style-name="P3"><text:span text:style-name="T9">המאמר מראה שהבעיה היא קשה חישובית לכל</text:span><text:span text:style-name="T11"> </text:span><text:span text:style-name="T10"><draw:frame draw:style-name="fr2" draw:name="Image1" text:anchor-type="as-char" svg:width="0.3543in" svg:height="0.198in" draw:z-index="0"><draw:image xlink:href="Pictures/100000000000002200000013E22E466E6CE9D8E1.gif" xlink:type="simple" xlink:show="embed" xlink:actuate="onLoad" loext:mime-type="image/gif"/><svg:title>k&gt;=3</svg:title></draw:frame></text:span><text:span text:style-name="T11">. כלומר, הבעיה היא NP-Complete. ולכן, המאמר עוסק ב</text:span><text:span text:style-name="T12">פיתוחו של אלגוריתם קירוב, שערך הקירוב שלו הוא </text:span><text:span text:style-name="T12"><draw:frame draw:style-name="fr1" draw:name="Image2" text:anchor-type="as-char" svg:y="-0.3138in" svg:width="0.3854in" svg:height="0.3957in" draw:z-index="1"><draw:image xlink:href="Pictures/10000000000000250000002687F13A011C26705F.gif" xlink:type="simple" xlink:show="embed" xlink:actuate="onLoad" loext:mime-type="image/gif"/><svg:title>1/(k - 1)</svg:title></draw:frame></text:span><text:span text:style-name="T12">. כמו כן, המאמר מראה שיחס הקירוב הוא צמוד עבור האלגוריתם, כלומר האלגוריתם מספק פתרון שהוא בדיוק </text:span><text:span text:style-name="T12"><draw:frame draw:style-name="fr1" draw:name="Image3" text:anchor-type="as-char" svg:y="-0.3138in" svg:width="0.3854in" svg:height="0.3957in" draw:z-index="2"><draw:image xlink:href="Pictures/10000000000000250000002687F13A011C26705F.gif" xlink:type="simple" xlink:show="embed" xlink:actuate="onLoad" loext:mime-type="image/gif"/><svg:title>1/(k - 1)</svg:title></draw:frame></text:span><text:span text:style-name="T12"><text:s/>מהפתרון האופטימלי. בנוסף, </text:span><text:span text:style-name="T13">המאמר</text:span><text:span text:style-name="T12"> מנתח את התרחיש בו אין מנגנון מרוכז לשיוך נוסעים לרכב, ומניח שהנוסעים מצטרפים לרכבים באופן שרירותי אך מקסימלי. </text:span><text:span text:style-name="T13">המאמר מראה שיחס הקירוב עלול ליפול לכל היותר ל </text:span><text:span text:style-name="T13"><draw:frame draw:style-name="fr1" draw:name="Image4" text:anchor-type="as-char" svg:y="-0.2764in" svg:width="0.1354in" svg:height="0.3957in" draw:z-index="3"><draw:image xlink:href="Pictures/100000000000000D0000002630811171482E7303.gif" xlink:type="simple" xlink:show="embed" xlink:actuate="onLoad" loext:mime-type="image/gif"/><svg:title>1/k</svg:title></draw:frame></text:span><text:span text:style-name="T13">. זאת מאחר שברוב הרכבים, כמות המקומות ישיבה היא יחסית נמוכה k</text:span><text:span text:style-name="T14">∈</text:span><text:span text:style-name="T13">{3,4,5} .</text:span></text:p>
      <text:p text:style-name="P9">עפ"י המאמר, נושא פתרון בעית איחודים תלוי חברה שיך לשדה הרכבות האיחודים החברתים, שהוא שיך לחקר של מערכות מרובות סוכנים.</text:p>
      <text:p text:style-name="P10"/>
      <text:p text:style-name="P4"><text:span text:style-name="T17">על מנת למקם בהקשר המתאים, </text:span><text:span text:style-name="T15">ה</text:span><text:span text:style-name="T17">מאמר מתחיל מתיאור כללי של בעיות ניתוב רכבים ובעיות תזמון שהוצגו לראשונה </text:span><text:span text:style-name="T16">ב [Dantzig and Ramser, 1959].</text:span></text:p>
      <text:p text:style-name="P4"><text:span text:style-name="T16">בפרט, </text:span><text:span text:style-name="T18">בעית ניתוב הרכבים </text:span><text:span text:style-name="T16">המסורתי</text:span><text:span text:style-name="T18">ת</text:span><text:span text:style-name="T16"> וחלק מההרחבות של</text:span><text:span text:style-name="T18">ה</text:span><text:span text:style-name="T16"> עוסקות במציאת מערך מסלולים אופטימלי עבור צי רכבים </text:span><text:span text:style-name="T18">במטרה</text:span><text:span text:style-name="T16"> לספק או לאסוף </text:span><text:span text:style-name="T18">מוצרים</text:span><text:span text:style-name="T16"> </text:span><text:span text:style-name="T18">עבור </text:span><text:span text:style-name="T16">קבוצה נתונה של לקוחות. </text:span><text:span text:style-name="T18">במקרה זה ההתיחסות היא עבור הסקר המקיף [Parragh et al., 2008a], סוג זה של בעיות מוגדרות שם כבעיות ניתוב רכבים עם גרירה אחורית.</text:span></text:p>
      <text:p text:style-name="P8"><text:span text:style-name="T18">ס</text:span><text:span text:style-name="T10">קר אחר, יותר עדכני, גם כן מגדיר שיטה לסיווג הגרסאות השונות לבעית ניתוב הרכבים לפי 11 קריטריונים, שמוצג ע"י [Psaraftis et al., 2016].</text:span></text:p>
      <text:p text:style-name="P11"><text:soft-page-break/><text:span text:style-name="T21"><text:s/></text:span><text:span text:style-name="T19">סוג נוסף של בעיות שמוצג ע"י [Parragh et al., 2008b]</text:span><text:span text:style-name="T18"> </text:span><text:span text:style-name="T19">הן בעיות ניתוב רכבים עם איסוף והובלה של משלוחים. </text:span></text:p>
      <text:p text:style-name="P11"><text:span text:style-name="T20">מבעיות אלה, נובעת תת קבוצה נוספת של בעיות הנקראת בעיות משלוח בחיוג, בהן המוצר המועבר זה הנוסע עם נקודות איסוף ומשלוח משויכות. בעיות אלה פורסמו לראשונה ע"י</text:span></text:p>
      <text:p text:style-name="P11"><text:span text:style-name="T20">[Cordeau and Laporte, 200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00:13:49.482739617</meta:creation-date>
    <dc:date>2022-11-09T06:41:02.881967064</dc:date>
    <meta:editing-duration>PT55M36S</meta:editing-duration>
    <meta:editing-cycles>13</meta:editing-cycles>
    <meta:generator>LibreOffice/6.4.7.2$Linux_X86_64 LibreOffice_project/40$Build-2</meta:generator>
    <meta:document-statistic meta:table-count="0" meta:image-count="4" meta:object-count="0" meta:page-count="2" meta:paragraph-count="13" meta:word-count="556" meta:character-count="3196" meta:non-whitespace-character-count="2650"/>
  </office:meta>
</office:document-meta>
</file>